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607.01pt"/>
    </style:style>
    <style:style style:name="co3" style:family="table-column">
      <style:table-column-properties fo:break-before="auto" style:column-width="416.3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moticons-from-wikipedi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Meaning</text:p>
          </table:table-cell>
          <table:table-cell office:value-type="string" calcext:value-type="string">
            <text:p>token expansion</text:p>
          </table:table-cell>
          <table:table-cell office:value-type="string" calcext:value-type="string">
            <text:p>slack Expansion</text:p>
          </table:table-cell>
          <table:table-cell/>
        </table:table-row>
        <table:table-row table:style-name="ro2">
          <table:table-cell office:value-type="string" calcext:value-type="string">
            <text:p>:‑) :) :D :o) :] :3 :c) :&gt; =] 8) =) :} :^) :っ)</text:p>
          </table:table-cell>
          <table:table-cell office:value-type="string" calcext:value-type="string">
            <text:p><text:a xlink:href="https://en.wikipedia.org/wiki/Smiley" xlink:type="simple">Smiley</text:a> or happy face.<text:a xlink:href="https://en.wikipedia.org/wiki/List_of_emoticons#cite_note-about-4" xlink:type="simple">[4]</text:a><text:a xlink:href="https://en.wikipedia.org/wiki/List_of_emoticons#cite_note-yahoom-5" xlink:type="simple">[5]</text:a><text:a xlink:href="https://en.wikipedia.org/wiki/List_of_emoticons#cite_note-msnm-6" xlink:type="simple">[6]</text:a></text:p>
          </table:table-cell>
          <table:table-cell office:value-type="string" calcext:value-type="string">
            <text:p>smiley</text:p>
          </table:table-cell>
          <table:table-cell office:value-type="string" calcext:value-type="string">
            <text:p>slightly_smiling_face</text:p>
          </table:table-cell>
          <table:table-cell/>
        </table:table-row>
        <table:table-row table:style-name="ro1">
          <table:table-cell office:value-type="string" calcext:value-type="string">
            <text:p>:‑D 8‑D 8D x‑D xD X‑D XD =‑D =D =‑3 =3 B^D</text:p>
          </table:table-cell>
          <table:table-cell office:value-type="string" calcext:value-type="string">
            <text:p>Laughing,<text:a xlink:href="https://en.wikipedia.org/wiki/List_of_emoticons#cite_note-about-4" xlink:type="simple">[4]</text:a> big grin,<text:a xlink:href="https://en.wikipedia.org/wiki/List_of_emoticons#cite_note-yahoom-5" xlink:type="simple">[5]</text:a><text:a xlink:href="https://en.wikipedia.org/wiki/List_of_emoticons#cite_note-msnm-6" xlink:type="simple">[6]</text:a> laugh with glasses<text:a xlink:href="https://en.wikipedia.org/wiki/List_of_emoticons#cite_note-cool-smileys-7" xlink:type="simple">[7]</text:a></text:p>
          </table:table-cell>
          <table:table-cell office:value-type="string" calcext:value-type="string">
            <text:p>laug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-))</text:p>
          </table:table-cell>
          <table:table-cell office:value-type="string" calcext:value-type="string">
            <text:p>Very happy or double chin<text:a xlink:href="https://en.wikipedia.org/wiki/List_of_emoticons#cite_note-cool-smileys-7" xlink:type="simple">[7]</text:a></text:p>
          </table:table-cell>
          <table:table-cell office:value-type="string" calcext:value-type="string">
            <text:p>very happ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gt;:[ :‑( :( :‑c :c :‑&lt; :っC :&lt; :‑[ :[ :{</text:p>
          </table:table-cell>
          <table:table-cell office:value-type="string" calcext:value-type="string">
            <text:p><text:a xlink:href="https://en.wikipedia.org/wiki/Frown" xlink:type="simple">Frown</text:a>,<text:a xlink:href="https://en.wikipedia.org/wiki/List_of_emoticons#cite_note-about-4" xlink:type="simple">[4]</text:a><text:a xlink:href="https://en.wikipedia.org/wiki/List_of_emoticons#cite_note-yahoom-5" xlink:type="simple">[5]</text:a><text:a xlink:href="https://en.wikipedia.org/wiki/List_of_emoticons#cite_note-msnm-6" xlink:type="simple">[6]</text:a> sad<text:a xlink:href="https://en.wikipedia.org/wiki/List_of_emoticons#cite_note-cingular-8" xlink:type="simple">[8]</text:a></text:p>
          </table:table-cell>
          <table:table-cell office:value-type="string" calcext:value-type="string">
            <text:p>frow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(</text:p>
          </table:table-cell>
          <table:table-cell office:value-type="string" calcext:value-type="string">
            <text:p>Winky <text:a xlink:href="https://en.wikipedia.org/wiki/Frown" xlink:type="simple">frowny</text:a>, used to signify sadness, with a bit of sarcasm. It is easily misunderstood.<text:a xlink:href="https://en.wikipedia.org/wiki/List_of_emoticons#cite_note-9" xlink:type="simple">[9]</text:a></text:p>
          </table:table-cell>
          <table:table-cell office:value-type="string" calcext:value-type="string">
            <text:p>winky fro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-|| :@ &gt;:(</text:p>
          </table:table-cell>
          <table:table-cell office:value-type="string" calcext:value-type="string">
            <text:p>Angry<text:a xlink:href="https://en.wikipedia.org/wiki/List_of_emoticons#cite_note-cool-smileys-7" xlink:type="simple">[7]</text:a></text:p>
          </table:table-cell>
          <table:table-cell office:value-type="string" calcext:value-type="string">
            <text:p>ang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'‑( :'(</text:p>
          </table:table-cell>
          <table:table-cell office:value-type="string" calcext:value-type="string">
            <text:p>Crying<text:a xlink:href="https://en.wikipedia.org/wiki/List_of_emoticons#cite_note-cingular-8" xlink:type="simple">[8]</text:a></text:p>
          </table:table-cell>
          <table:table-cell office:value-type="string" calcext:value-type="string">
            <text:p>cr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'‑) :')</text:p>
          </table:table-cell>
          <table:table-cell office:value-type="string" calcext:value-type="string">
            <text:p>Tears of happiness<text:a xlink:href="https://en.wikipedia.org/wiki/List_of_emoticons#cite_note-cingular-8" xlink:type="simple">[8]</text:a></text:p>
          </table:table-cell>
          <table:table-cell office:value-type="string" calcext:value-type="string">
            <text:p>tears-of-happi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:&lt; D: D8 D; D= DX v.v D‑':</text:p>
          </table:table-cell>
          <table:table-cell office:value-type="string" calcext:value-type="string">
            <text:p><text:a xlink:href="https://en.wikipedia.org/wiki/Horror_fiction" xlink:type="simple">Horror</text:a>, <text:a xlink:href="https://en.wikipedia.org/wiki/Disgust" xlink:type="simple">disgust</text:a>, <text:a xlink:href="https://en.wikipedia.org/wiki/Sad" xlink:type="simple">sadness</text:a>, great dismay<text:a xlink:href="https://en.wikipedia.org/wiki/List_of_emoticons#cite_note-yahoom-5" xlink:type="simple">[5]</text:a><text:a xlink:href="https://en.wikipedia.org/wiki/List_of_emoticons#cite_note-msnm-6" xlink:type="simple">[6]</text:a></text:p>
          </table:table-cell>
          <table:table-cell office:value-type="string" calcext:value-type="string">
            <text:p>horr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:O :‑O :O :‑o :o 8‑0 O_O o‑o O_o o_O o_o O-O</text:p>
          </table:table-cell>
          <table:table-cell office:value-type="string" calcext:value-type="string">
            <text:p><text:a xlink:href="https://en.wikipedia.org/wiki/Surprise_(emotion)" xlink:type="simple">Surprise</text:a>,<text:a xlink:href="https://en.wikipedia.org/wiki/List_of_emoticons#cite_note-phys-3" xlink:type="simple">[3]</text:a> shock,<text:a xlink:href="https://en.wikipedia.org/wiki/List_of_emoticons#cite_note-about-4" xlink:type="simple">[4]</text:a><text:a xlink:href="https://en.wikipedia.org/wiki/List_of_emoticons#cite_note-times-10" xlink:type="simple">[10]</text:a> yawn<text:a xlink:href="https://en.wikipedia.org/wiki/List_of_emoticons#cite_note-About.com-11" xlink:type="simple">[11]</text:a></text:p>
          </table:table-cell>
          <table:table-cell office:value-type="string" calcext:value-type="string">
            <text:p>surpri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* :-* :^* ( '}{' )</text:p>
          </table:table-cell>
          <table:table-cell office:value-type="string" calcext:value-type="string">
            <text:p>Kiss, couple kissing<text:a xlink:href="https://en.wikipedia.org/wiki/List_of_emoticons#cite_note-cool-smileys-7" xlink:type="simple">[7]</text:a></text:p>
          </table:table-cell>
          <table:table-cell office:value-type="string" calcext:value-type="string">
            <text:p>ki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‑) ;) *-) *) ;‑] ;] ;D ;^) :‑,</text:p>
          </table:table-cell>
          <table:table-cell office:value-type="string" calcext:value-type="string">
            <text:p><text:a xlink:href="https://en.wikipedia.org/wiki/Wink" xlink:type="simple">Wink</text:a>,<text:a xlink:href="https://en.wikipedia.org/wiki/List_of_emoticons#cite_note-about-4" xlink:type="simple">[4]</text:a><text:a xlink:href="https://en.wikipedia.org/wiki/List_of_emoticons#cite_note-yahoom-5" xlink:type="simple">[5]</text:a><text:a xlink:href="https://en.wikipedia.org/wiki/List_of_emoticons#cite_note-msnm-6" xlink:type="simple">[6]</text:a> smirk<text:a xlink:href="https://en.wikipedia.org/wiki/List_of_emoticons#cite_note-times-10" xlink:type="simple">[10]</text:a><text:a xlink:href="https://en.wikipedia.org/wiki/List_of_emoticons#cite_note-About.com-11" xlink:type="simple">[11]</text:a></text:p>
          </table:table-cell>
          <table:table-cell office:value-type="string" calcext:value-type="string">
            <text:p>win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:P :‑P :P X‑P x‑p xp XP :‑p :p =p :‑Þ :Þ :þ :‑þ :‑b :b d:</text:p>
          </table:table-cell>
          <table:table-cell office:value-type="string" calcext:value-type="string">
            <text:p>Tongue sticking out, cheeky/playful,<text:a xlink:href="https://en.wikipedia.org/wiki/List_of_emoticons#cite_note-about-4" xlink:type="simple">[4]</text:a> <text:a xlink:href="https://en.wikipedia.org/wiki/Blowing_a_raspberry" xlink:type="simple">blowing a raspberry</text:a></text:p>
          </table:table-cell>
          <table:table-cell office:value-type="string" calcext:value-type="string">
            <text:p>tongue sticking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:\ &gt;:/ :‑/ :‑. :/ :\ =/ =\ :L =L :S &gt;.&lt;</text:p>
          </table:table-cell>
          <table:table-cell office:value-type="string" calcext:value-type="string">
            <text:p><text:a xlink:href="https://en.wikipedia.org/wiki/Skepticism" xlink:type="simple">Skeptical</text:a>, annoyed, undecided, uneasy, hesitant<text:a xlink:href="https://en.wikipedia.org/wiki/List_of_emoticons#cite_note-about-4" xlink:type="simple">[4]</text:a></text:p>
          </table:table-cell>
          <table:table-cell office:value-type="string" calcext:value-type="string">
            <text:p>skep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| :‑|</text:p>
          </table:table-cell>
          <table:table-cell office:value-type="string" calcext:value-type="string">
            <text:p>Straight face<text:a xlink:href="https://en.wikipedia.org/wiki/List_of_emoticons#cite_note-yahoom-5" xlink:type="simple">[5]</text:a> no expression, indecision<text:a xlink:href="https://en.wikipedia.org/wiki/List_of_emoticons#cite_note-cingular-8" xlink:type="simple">[8]</text:a></text:p>
          </table:table-cell>
          <table:table-cell office:value-type="string" calcext:value-type="string">
            <text:p>straight-f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$</text:p>
          </table:table-cell>
          <table:table-cell office:value-type="string" calcext:value-type="string">
            <text:p>Embarrassed,<text:a xlink:href="https://en.wikipedia.org/wiki/List_of_emoticons#cite_note-msnm-6" xlink:type="simple">[6]</text:a> blushing<text:a xlink:href="https://en.wikipedia.org/wiki/List_of_emoticons#cite_note-cool-smileys-7" xlink:type="simple">[7]</text:a></text:p>
          </table:table-cell>
          <table:table-cell office:value-type="string" calcext:value-type="string">
            <text:p>embarr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‑X :X :‑# :#</text:p>
          </table:table-cell>
          <table:table-cell office:value-type="string" calcext:value-type="string">
            <text:p>Sealed lips or wearing braces<text:a xlink:href="https://en.wikipedia.org/wiki/List_of_emoticons#cite_note-about-4" xlink:type="simple">[4]</text:a></text:p>
          </table:table-cell>
          <table:table-cell office:value-type="string" calcext:value-type="string">
            <text:p>sealed l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:‑) 0:‑3 0:3 0:‑) 0:) 0;^)</text:p>
          </table:table-cell>
          <table:table-cell office:value-type="string" calcext:value-type="string">
            <text:p>Angel,<text:a xlink:href="https://en.wikipedia.org/wiki/List_of_emoticons#cite_note-about-4" xlink:type="simple">[4]</text:a><text:a xlink:href="https://en.wikipedia.org/wiki/List_of_emoticons#cite_note-yahoom-5" xlink:type="simple">[5]</text:a><text:a xlink:href="https://en.wikipedia.org/wiki/List_of_emoticons#cite_note-times-10" xlink:type="simple">[10]</text:a> saint,<text:a xlink:href="https://en.wikipedia.org/wiki/List_of_emoticons#cite_note-cingular-8" xlink:type="simple">[8]</text:a> innocent</text:p>
          </table:table-cell>
          <table:table-cell office:value-type="string" calcext:value-type="string">
            <text:p>an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:) &gt;;) &gt;:‑)</text:p>
          </table:table-cell>
          <table:table-cell office:value-type="string" calcext:value-type="string">
            <text:p>Evil<text:a xlink:href="https://en.wikipedia.org/wiki/List_of_emoticons#cite_note-yahoom-5" xlink:type="simple">[5]</text:a></text:p>
          </table:table-cell>
          <table:table-cell office:value-type="string" calcext:value-type="string">
            <text:p>e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}:‑) }:) 3:‑) 3:)</text:p>
          </table:table-cell>
          <table:table-cell office:value-type="string" calcext:value-type="string">
            <text:p>Devilish<text:a xlink:href="https://en.wikipedia.org/wiki/List_of_emoticons#cite_note-cingular-8" xlink:type="simple">[8]</text:a></text:p>
          </table:table-cell>
          <table:table-cell office:value-type="string" calcext:value-type="string">
            <text:p>devi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/\o ^5 &gt;_&gt;^ ^&lt;_&lt;</text:p>
          </table:table-cell>
          <table:table-cell office:value-type="string" calcext:value-type="string">
            <text:p><text:a xlink:href="https://en.wikipedia.org/wiki/High_five" xlink:type="simple">High five</text:a><text:a xlink:href="https://en.wikipedia.org/wiki/List_of_emoticons#cite_note-About.com-11" xlink:type="simple">[11]</text:a></text:p>
          </table:table-cell>
          <table:table-cell office:value-type="string" calcext:value-type="string">
            <text:p>high f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;‑) |‑O</text:p>
          </table:table-cell>
          <table:table-cell office:value-type="string" calcext:value-type="string">
            <text:p>Cool,<text:a xlink:href="https://en.wikipedia.org/wiki/List_of_emoticons#cite_note-cingular-8" xlink:type="simple">[8]</text:a> bored/yawning<text:a xlink:href="https://en.wikipedia.org/wiki/List_of_emoticons#cite_note-times-10" xlink:type="simple">[10]</text:a></text:p>
          </table:table-cell>
          <table:table-cell office:value-type="string" calcext:value-type="string">
            <text:p>c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‑J</text:p>
          </table:table-cell>
          <table:table-cell office:value-type="string" calcext:value-type="string">
            <text:p><text:a xlink:href="https://en.wikipedia.org/wiki/Tongue-in-cheek" xlink:type="simple">Tongue-in-cheek</text:a><text:a xlink:href="https://en.wikipedia.org/wiki/List_of_emoticons#cite_note-12" xlink:type="simple">[12]</text:a></text:p>
          </table:table-cell>
          <table:table-cell office:value-type="string" calcext:value-type="string">
            <text:p>tongue-in-ch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‑&amp; :&amp;</text:p>
          </table:table-cell>
          <table:table-cell office:value-type="string" calcext:value-type="string">
            <text:p>Tongue-tied<text:a xlink:href="https://en.wikipedia.org/wiki/List_of_emoticons#cite_note-cingular-8" xlink:type="simple">[8]</text:a></text:p>
          </table:table-cell>
          <table:table-cell office:value-type="string" calcext:value-type="string">
            <text:p>tongue-t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‑)</text:p>
          </table:table-cell>
          <table:table-cell office:value-type="string" calcext:value-type="string">
            <text:p>Partied all night<text:a xlink:href="https://en.wikipedia.org/wiki/List_of_emoticons#cite_note-cingular-8" xlink:type="simple">[8]</text:a></text:p>
          </table:table-cell>
          <table:table-cell office:value-type="string" calcext:value-type="string">
            <text:p>partied all 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‑) %)</text:p>
          </table:table-cell>
          <table:table-cell office:value-type="string" calcext:value-type="string">
            <text:p>Drunk,<text:a xlink:href="https://en.wikipedia.org/wiki/List_of_emoticons#cite_note-cingular-8" xlink:type="simple">[8]</text:a> confused</text:p>
          </table:table-cell>
          <table:table-cell office:value-type="string" calcext:value-type="string">
            <text:p>dr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‑###.. :###..</text:p>
          </table:table-cell>
          <table:table-cell office:value-type="string" calcext:value-type="string">
            <text:p>Being sick<text:a xlink:href="https://en.wikipedia.org/wiki/List_of_emoticons#cite_note-cingular-8" xlink:type="simple">[8]</text:a></text:p>
          </table:table-cell>
          <table:table-cell office:value-type="string" calcext:value-type="string">
            <text:p>being s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:‑|</text:p>
          </table:table-cell>
          <table:table-cell office:value-type="string" calcext:value-type="string">
            <text:p>Dumb, dunce-like<text:a xlink:href="https://en.wikipedia.org/wiki/List_of_emoticons#cite_note-times-10" xlink:type="simple">[10]</text:a></text:p>
          </table:table-cell>
          <table:table-cell office:value-type="string" calcext:value-type="string">
            <text:p>dunce-lik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ಠ_ಠ</text:p>
          </table:table-cell>
          <table:table-cell office:value-type="string" calcext:value-type="string">
            <text:p>Look of disapproval<text:a xlink:href="https://en.wikipedia.org/wiki/List_of_emoticons#cite_note-13" xlink:type="simple">[13]</text:a> The Unicode character ಠ is from the <text:a xlink:href="https://en.wikipedia.org/wiki/Kannada_alphabet" xlink:type="simple">Kannada alphabet</text:a> and can be called differently in HTML notation: &amp;#3232; and &amp;#x0CA0; (for Unicode)</text:p>
          </table:table-cell>
          <table:table-cell office:value-type="string" calcext:value-type="string">
            <text:p>disapproving 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͡° ͜ʖ ͡°) ( ͡°͜ ͡°)</text:p>
          </table:table-cell>
          <table:table-cell office:value-type="string" calcext:value-type="string">
            <text:p>Lenny Face,<text:a xlink:href="https://en.wikipedia.org/wiki/List_of_emoticons#cite_note-14" xlink:type="simple">[14]</text:a> usually used in accompaniment to a joke</text:p>
          </table:table-cell>
          <table:table-cell office:value-type="string" calcext:value-type="string">
            <text:p>Lenny 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*)))‑{ &gt;&lt;(((*&gt; &gt;&lt;&gt;</text:p>
          </table:table-cell>
          <table:table-cell office:value-type="string" calcext:value-type="string">
            <text:p>Fish, something's fishy,<text:a xlink:href="https://en.wikipedia.org/wiki/List_of_emoticons#cite_note-times-10" xlink:type="simple">[10]</text:a> <text:a xlink:href="https://en.wikipedia.org/wiki/Ichthys" xlink:type="simple">Christian fish</text:a><text:a xlink:href="https://en.wikipedia.org/wiki/List_of_emoticons#cite_note-cool-smileys-7" xlink:type="simple">[7]</text:a></text:p>
          </table:table-cell>
          <table:table-cell office:value-type="string" calcext:value-type="string">
            <text:p>fis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/</text:p>
          </table:table-cell>
          <table:table-cell office:value-type="string" calcext:value-type="string">
            <text:p>Cheer "Yay, yay."<text:a xlink:href="https://en.wikipedia.org/wiki/List_of_emoticons#cite_note-cool-smileys-7" xlink:type="simple">[7]</text:a></text:p>
          </table:table-cell>
          <table:table-cell office:value-type="string" calcext:value-type="string">
            <text:p>yay yay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\0/*</text:p>
          </table:table-cell>
          <table:table-cell office:value-type="string" calcext:value-type="string">
            <text:p>Cheerleader<text:a xlink:href="https://en.wikipedia.org/wiki/List_of_emoticons#cite_note-cool-smileys-7" xlink:type="simple">[7]</text:a></text:p>
          </table:table-cell>
          <table:table-cell office:value-type="string" calcext:value-type="string">
            <text:p>cheerl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}‑;‑'‑‑‑ @&gt;‑‑&gt;‑‑</text:p>
          </table:table-cell>
          <table:table-cell office:value-type="string" calcext:value-type="string">
            <text:p>Rose<text:a xlink:href="https://en.wikipedia.org/wiki/List_of_emoticons#cite_note-about-4" xlink:type="simple">[4]</text:a><text:a xlink:href="https://en.wikipedia.org/wiki/List_of_emoticons#cite_note-times-10" xlink:type="simple">[10]</text:a></text:p>
          </table:table-cell>
          <table:table-cell office:value-type="string" calcext:value-type="string">
            <text:p>r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~(_8^(I)</text:p>
          </table:table-cell>
          <table:table-cell office:value-type="string" calcext:value-type="string">
            <text:p><text:a xlink:href="https://en.wikipedia.org/wiki/Homer_Simpson" xlink:type="simple">Homer Simpson</text:a><text:a xlink:href="https://en.wikipedia.org/wiki/List_of_emoticons#cite_note-times-10" xlink:type="simple">[10]</text:a></text:p>
          </table:table-cell>
          <table:table-cell office:value-type="string" calcext:value-type="string">
            <text:p>Home Simp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:‑) ~:‑\</text:p>
          </table:table-cell>
          <table:table-cell office:value-type="string" calcext:value-type="string">
            <text:p><text:a xlink:href="https://en.wikipedia.org/wiki/Elvis_Presley" xlink:type="simple">Elvis Presley</text:a><text:a xlink:href="https://en.wikipedia.org/wiki/List_of_emoticons#cite_note-times-10" xlink:type="simple">[10]</text:a><text:a xlink:href="https://en.wikipedia.org/wiki/List_of_emoticons#cite_note-About.com-11" xlink:type="simple">[11]</text:a></text:p>
          </table:table-cell>
          <table:table-cell office:value-type="string" calcext:value-type="string">
            <text:p>Elvis Pres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/0‑0\\</text:p>
          </table:table-cell>
          <table:table-cell office:value-type="string" calcext:value-type="string">
            <text:p><text:a xlink:href="https://en.wikipedia.org/wiki/John_Lennon" xlink:type="simple">John Lennon</text:a><text:a xlink:href="https://en.wikipedia.org/wiki/List_of_emoticons#cite_note-times-10" xlink:type="simple">[10]</text:a></text:p>
          </table:table-cell>
          <table:table-cell office:value-type="string" calcext:value-type="string">
            <text:p>John Len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&lt;|:‑)</text:p>
          </table:table-cell>
          <table:table-cell office:value-type="string" calcext:value-type="string">
            <text:p><text:a xlink:href="https://en.wikipedia.org/wiki/Santa_Claus" xlink:type="simple">Santa Claus</text:a><text:a xlink:href="https://en.wikipedia.org/wiki/List_of_emoticons#cite_note-idiot-15" xlink:type="simple">[15]</text:a></text:p>
          </table:table-cell>
          <table:table-cell office:value-type="string" calcext:value-type="string">
            <text:p>Santa Claus</text:p>
          </table:table-cell>
          <table:table-cell table:number-columns-repeated="2"/>
        </table:table-row>
        <table:table-row table:style-name="ro1">
          <table:table-cell table:formula="of:=T(&quot;=:o]&quot;)" office:value-type="string" office:string-value="=:o]" calcext:value-type="string">
            <text:p>=:o]</text:p>
          </table:table-cell>
          <table:table-cell office:value-type="string" calcext:value-type="string">
            <text:p><text:a xlink:href="https://en.wikipedia.org/wiki/Bill_Clinton" xlink:type="simple">Bill Clinton</text:a><text:a xlink:href="https://en.wikipedia.org/wiki/List_of_emoticons#cite_note-idiot-15" xlink:type="simple">[15]</text:a></text:p>
          </table:table-cell>
          <table:table-cell office:value-type="string" calcext:value-type="string">
            <text:p>Bill Clin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:‑) 7:^]</text:p>
          </table:table-cell>
          <table:table-cell office:value-type="string" calcext:value-type="string">
            <text:p><text:a xlink:href="https://en.wikipedia.org/wiki/Ronald_Reagan" xlink:type="simple">Ronald Reagan</text:a><text:a xlink:href="https://en.wikipedia.org/wiki/List_of_emoticons#cite_note-idiot-15" xlink:type="simple">[15]</text:a></text:p>
          </table:table-cell>
          <table:table-cell office:value-type="string" calcext:value-type="string">
            <text:p>Ronald Rea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3</text:p>
          </table:table-cell>
          <table:table-cell office:value-type="string" calcext:value-type="string">
            <text:p><text:a xlink:href="https://en.wikipedia.org/wiki/Heart_(symbol)" xlink:type="simple">broken-heart (reverse-rotation)</text:a><text:a xlink:href="https://en.wikipedia.org/wiki/List_of_emoticons#cite_note-16" xlink:type="simple">[16]</text:a></text:p>
          </table:table-cell>
          <table:table-cell table:number-columns-repeated="2" office:value-type="string" calcext:value-type="string">
            <text:p>heart</text:p>
          </table:table-cell>
          <table:table-cell/>
        </table:table-row>
        <table:table-row table:style-name="ro1">
          <table:table-cell office:value-type="string" calcext:value-type="string">
            <text:p>&lt;3</text:p>
          </table:table-cell>
          <table:table-cell office:value-type="string" calcext:value-type="string">
            <text:p><text:a xlink:href="https://en.wikipedia.org/wiki/Heart_(symbol)" xlink:type="simple">Heart</text:a><text:a xlink:href="https://en.wikipedia.org/wiki/List_of_emoticons#cite_note-17" xlink:type="simple">[17]</text:a></text:p>
          </table:table-cell>
          <table:table-cell office:value-type="string" calcext:value-type="string">
            <text:p>broken-hear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11:33:49.494816124</dc:date>
    <meta:editing-duration>PT11M24S</meta:editing-duration>
    <meta:editing-cycles>1</meta:editing-cycles>
    <meta:document-statistic meta:table-count="1" meta:cell-count="132" meta:object-count="0"/>
    <meta:generator>LibreOffice/5.0.5.2$Linux_X86_64 LibreOffice_project/00m0$Build-2</meta:generator>
  </office:meta>
</office:document-meta>
</file>